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427" officeooo:paragraph-rsid="00043427"/>
    </style:style>
    <style:style style:name="P2" style:family="paragraph" style:parent-style-name="Standard">
      <style:text-properties officeooo:rsid="000484bc" officeooo:paragraph-rsid="000484bc"/>
    </style:style>
    <style:style style:name="P3" style:family="paragraph" style:parent-style-name="Standard">
      <style:text-properties officeooo:rsid="0006c9b7" officeooo:paragraph-rsid="0006c9b7"/>
    </style:style>
    <style:style style:name="P4" style:family="paragraph" style:parent-style-name="Standard">
      <style:text-properties officeooo:rsid="0012913e" officeooo:paragraph-rsid="0012913e"/>
    </style:style>
    <style:style style:name="P5" style:family="paragraph" style:parent-style-name="Standard">
      <style:text-properties officeooo:rsid="0012913e" officeooo:paragraph-rsid="0012f0e6"/>
    </style:style>
    <style:style style:name="P6" style:family="paragraph" style:parent-style-name="Standard" style:list-style-name="L1">
      <style:text-properties officeooo:rsid="00025bdc" officeooo:paragraph-rsid="00025bdc"/>
    </style:style>
    <style:style style:name="P7" style:family="paragraph" style:parent-style-name="Standard" style:list-style-name="L1">
      <style:text-properties officeooo:rsid="000484bc" officeooo:paragraph-rsid="000484bc"/>
    </style:style>
    <style:style style:name="P8" style:family="paragraph" style:parent-style-name="Standard" style:list-style-name="L1">
      <style:text-properties officeooo:rsid="0009bbc7" officeooo:paragraph-rsid="0009bbc7"/>
    </style:style>
    <style:style style:name="P9" style:family="paragraph" style:parent-style-name="Standard" style:list-style-name="L1">
      <style:text-properties officeooo:rsid="00090ecd" officeooo:paragraph-rsid="00090ecd"/>
    </style:style>
    <style:style style:name="P10" style:family="paragraph" style:parent-style-name="Standard" style:list-style-name="L1">
      <style:text-properties officeooo:rsid="00043427" officeooo:paragraph-rsid="00043427"/>
    </style:style>
    <style:style style:name="P11" style:family="paragraph" style:parent-style-name="Standard" style:list-style-name="L1">
      <style:text-properties officeooo:rsid="0006c9b7" officeooo:paragraph-rsid="0006c9b7"/>
    </style:style>
    <style:style style:name="P12" style:family="paragraph" style:parent-style-name="Standard" style:list-style-name="L1">
      <style:text-properties officeooo:rsid="000f48e4" officeooo:paragraph-rsid="000f48e4"/>
    </style:style>
    <style:style style:name="P13" style:family="paragraph" style:parent-style-name="Standard" style:list-style-name="L1">
      <style:text-properties officeooo:rsid="00107997" officeooo:paragraph-rsid="00107997"/>
    </style:style>
    <style:style style:name="P14" style:family="paragraph" style:parent-style-name="Standard" style:list-style-name="L1">
      <style:text-properties officeooo:rsid="00113e48" officeooo:paragraph-rsid="00113e48"/>
    </style:style>
    <style:style style:name="P15" style:family="paragraph" style:parent-style-name="Standard" style:list-style-name="L1">
      <style:text-properties officeooo:rsid="0012f0e6" officeooo:paragraph-rsid="0012f0e6"/>
    </style:style>
    <style:style style:name="P16" style:family="paragraph" style:parent-style-name="Standard" style:list-style-name="L1">
      <style:text-properties officeooo:rsid="00145301" officeooo:paragraph-rsid="00145301"/>
    </style:style>
    <style:style style:name="P17" style:family="paragraph" style:parent-style-name="Standard" style:list-style-name="L1">
      <style:text-properties officeooo:rsid="0014de7e" officeooo:paragraph-rsid="0014de7e"/>
    </style:style>
    <style:style style:name="P18" style:family="paragraph" style:parent-style-name="Standard" style:list-style-name="L1">
      <style:text-properties officeooo:rsid="00159bc4" officeooo:paragraph-rsid="00159bc4"/>
    </style:style>
    <style:style style:name="T1" style:family="text">
      <style:text-properties officeooo:rsid="00043427"/>
    </style:style>
    <style:style style:name="T2" style:family="text">
      <style:text-properties officeooo:rsid="000484bc"/>
    </style:style>
    <style:style style:name="T3" style:family="text">
      <style:text-properties officeooo:rsid="0006c9b7"/>
    </style:style>
    <style:style style:name="T4" style:family="text">
      <style:text-properties officeooo:rsid="00090ecd"/>
    </style:style>
    <style:style style:name="T5" style:family="text">
      <style:text-properties officeooo:rsid="0009bbc7"/>
    </style:style>
    <style:style style:name="T6" style:family="text">
      <style:text-properties officeooo:rsid="000b4285"/>
    </style:style>
    <style:style style:name="T7" style:family="text">
      <style:text-properties officeooo:rsid="00107997"/>
    </style:style>
    <style:style style:name="T8" style:family="text">
      <style:text-properties officeooo:rsid="00113e48"/>
    </style:style>
    <style:style style:name="T9" style:family="text">
      <style:text-properties officeooo:rsid="0012f0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4113616917" text:style-name="L1">
        <text:list-item>
          <text:p text:style-name="P6">Building the snake game</text:p>
          <text:list>
            <text:list-item>
              <text:p text:style-name="P6">Modules required</text:p>
              <text:list>
                <text:list-item>
                  <text:p text:style-name="P6">Main function (create snake object &amp; calling the step function for n times)</text:p>
                </text:list-item>
                <text:list-item>
                  <text:p text:style-name="P6">Snake init function<text:span text:style-name="T4">(input : width, height, length,)</text:span></text:p>
                  <text:list>
                    <text:list-item>
                      <text:p text:style-name="P6">snake <text:span text:style-name="T4">generate</text:span></text:p>
                    </text:list-item>
                    <text:list-item>
                      <text:p text:style-name="P6">food <text:span text:style-name="T3">generate</text:span></text:p>
                    </text:list-item>
                    <text:list-item>
                      <text:p text:style-name="P6">Gui start and initialize with snake and food</text:p>
                    </text:list-item>
                    <text:list-item>
                      <text:p text:style-name="P7">global variable : done (indicates if the game ended in a step), <text:span text:style-name="T3">width,height (of the playground), snake list, food_loc (food location)</text:span></text:p>
                    </text:list-item>
                    <text:list-item>
                      <text:p text:style-name="P8">done = false</text:p>
                    </text:list-item>
                  </text:list>
                </text:list-item>
                <text:list-item>
                  <text:p text:style-name="P9">Snake generate function (input : length)</text:p>
                  <text:list>
                    <text:list-item>
                      <text:p text:style-name="P9">global variable snake = snake list(length)</text:p>
                    </text:list-item>
                  </text:list>
                </text:list-item>
                <text:list-item>
                  <text:p text:style-name="P9">Food generate function</text:p>
                  <text:list>
                    <text:list-item>
                      <text:p text:style-name="P9">global variable food_loc = random(within width,height) not exists in snake</text:p>
                    </text:list-item>
                  </text:list>
                </text:list-item>
                <text:list-item>
                  <text:p text:style-name="P6">Step function <text:span text:style-name="T1">(input : directions)</text:span></text:p>
                  <text:list>
                    <text:list-item>
                      <text:p text:style-name="P7">if done is false : game continues otherwise return</text:p>
                    </text:list-item>
                    <text:list-item>
                      <text:p text:style-name="P10"><text:span text:style-name="T2">move</text:span> snake in the direction</text:p>
                    </text:list-item>
                    <text:list-item>
                      <text:p text:style-name="P7">verify if the snake survives</text:p>
                    </text:list-item>
                    <text:list-item>
                      <text:p text:style-name="P7">verify if food eaten</text:p>
                    </text:list-item>
                    <text:list-item>
                      <text:p text:style-name="P10">render gui</text:p>
                    </text:list-item>
                  </text:list>
                </text:list-item>
                <text:list-item>
                  <text:p text:style-name="P7">Move snake function (input : directions)</text:p>
                  <text:list>
                    <text:list-item>
                      <text:p text:style-name="P7">add new head position in the snake list</text:p>
                    </text:list-item>
                    <text:list-item>
                      <text:p text:style-name="P7">pop out the tail position in the snake list</text:p>
                    </text:list-item>
                  </text:list>
                </text:list-item>
                <text:list-item>
                  <text:p text:style-name="P11">Snake survive function</text:p>
                  <text:list>
                    <text:list-item>
                      <text:p text:style-name="P11">if snake head goes out of bounds of width/height of playground or overlapps with its own body then snake dies <text:span text:style-name="T5">(done=true) </text:span>otherwise survives</text:p>
                    </text:list-item>
                  </text:list>
                </text:list-item>
                <text:list-item>
                  <text:p text:style-name="P11">Food eaten function</text:p>
                  <text:list>
                    <text:list-item>
                      <text:p text:style-name="P11">if snake head == food_loc : food generate <text:span text:style-name="T6">else pop snake tail #allowing snake to grow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221842956681369" text:continue-numbering="true" text:style-name="L1">
        <text:list-item>
          <text:p text:style-name="P12">Building a NN model</text:p>
          <text:list>
            <text:list-item>
              <text:p text:style-name="P12">Parameters</text:p>
              <text:list>
                <text:list-item>
                  <text:p text:style-name="P12">obstacle on the front (Y/N)</text:p>
                </text:list-item>
                <text:list-item>
                  <text:p text:style-name="P12">obstacle on the left (Y/N)</text:p>
                </text:list-item>
                <text:list-item>
                  <text:p text:style-name="P12">obstacle on the right (Y/N)</text:p>
                </text:list-item>
                <text:list-item>
                  <text:p text:style-name="P12">angle between snake head direction and apple direction (-<text:span text:style-name="T7">180 to 180</text:span>) <text:s/><text:span text:style-name="T7">normalize(-1 to 1)</text:span></text:p>
                </text:list-item>
                <text:list-item>
                  <text:p text:style-name="P12">direction to be taken <text:span text:style-name="T7">(-1 = left, 0 = forward, 1 = right)</text:span></text:p>
                </text:list-item>
                <text:list-item>
                  <text:p text:style-name="P13">Decision (-1 = snake dies, 0 = wrong direction, 1 = right direction)<text:span text:style-name="T8">[if score increased or distance from food decreased then right otherwise wrong direction]</text:span></text:p>
                </text:list-item>
              </text:list>
            </text:list-item>
            <text:list-item>
              <text:p text:style-name="P12">Data creation</text:p>
              <text:list>
                <text:list-item>
                  <text:p text:style-name="P14">get snake direction (head – (head[-1])) </text:p>
                </text:list-item>
                <text:list-item>
                  <text:p text:style-name="P14">front = head + snake direction, left = ?</text:p>
                </text:list-item>
              </text:list>
            </text:list-item>
          </text:list>
        </text:list-item>
      </text:list>
      <text:p text:style-name="P2"/>
      <text:p text:style-name="P4">dir = [1,0] left = [0,1] right = [0,-1]</text:p>
      <text:p text:style-name="P4">dir = [0,1] left = [-1,0] right = [1,0]</text:p>
      <text:p text:style-name="P4">dir = [-1,0] left = [0,-1] right = [0,1]</text:p>
      <text:p text:style-name="P4">dir = [0,-1] left = [1,0] right = [-1,0]</text:p>
      <text:p text:style-name="P4"><text:soft-page-break/>So,</text:p>
      <text:p text:style-name="P5"><text:tab/>right = <text:span text:style-name="T9">opposite direction of </text:span>left</text:p>
      <text:p text:style-name="P5"><text:tab/> <text:s text:c="8"/><text:span text:style-name="T9">= -left </text:span>, <text:tab/></text:p>
      <text:p text:style-name="P5"><text:tab/>left = <text:span text:style-name="T9">direction vetor rotated by 90 degree anti clockwise </text:span></text:p>
      <text:p text:style-name="P5"><text:tab/> <text:s text:c="5"/><text:span text:style-name="T9">= <text:s/>(Dx*cos90 – Dy*sin90, Dx*sin90 + Dy*cos90)</text:span></text:p>
      <text:p text:style-name="P5"><text:tab/> <text:s text:c="5"/><text:span text:style-name="T9">= <text:s/>(-Dy,Dx)</text:span></text:p>
      <text:p text:style-name="P5"/>
      <text:list xml:id="list221841699438498" text:continue-numbering="true" text:style-name="L1">
        <text:list-item>
          <text:list>
            <text:list-item>
              <text:list>
                <text:list-item>
                  <text:p text:style-name="P15">obstacle(point) : check point is within the enviroment bounds and not on the snake body</text:p>
                </text:list-item>
                <text:list-item>
                  <text:p text:style-name="P15">apple direction = apple – snake head</text:p>
                </text:list-item>
                <text:list-item>
                  <text:p text:style-name="P16">angle between snake direction and apple direction </text:p>
                  <text:list>
                    <text:list-item>
                      <text:p text:style-name="P17">cos(angle) = dot product /(prod of length of both vectors)</text:p>
                    </text:list-item>
                    <text:list-item>
                      <text:p text:style-name="P18">sin(angle) = cross prodcut / (prod of length of both vectors)</text:p>
                    </text:list-item>
                    <text:list-item>
                      <text:p text:style-name="P18">tan(angle) = cross product/dot product</text:p>
                    </text:list-item>
                    <text:list-item>
                      <text:p text:style-name="P18">angle = atan(cross product/dot product)</text:p>
                    </text:list-item>
                  </text:list>
                </text:list-item>
                <text:list-item>
                  <text:p text:style-name="P17">direction to be taken = take a step in random direction and see if you survive</text:p>
                </text:list-item>
              </text:list>
            </text:list-item>
          </text:list>
        </text:list-item>
      </text:list>
      <text:p text:style-name="P4"/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8.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8:56:39.647730953</meta:creation-date>
    <meta:generator>LibreOffice/6.0.7.3$Linux_X86_64 LibreOffice_project/00m0$Build-3</meta:generator>
    <dc:date>2019-01-27T22:18:40.934625001</dc:date>
    <meta:editing-duration>PT5H12M35S</meta:editing-duration>
    <meta:editing-cycles>13</meta:editing-cycles>
    <meta:document-statistic meta:table-count="0" meta:image-count="0" meta:object-count="0" meta:page-count="2" meta:paragraph-count="55" meta:word-count="457" meta:character-count="2460" meta:non-whitespace-character-count="2066"/>
  </office:meta>
</office:document-meta>
</file>